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/>
    <style:font-face style:name="Mangal1" svg:font-family="Mangal" style:font-pitch="variable"/>
    <style:font-face style:name="Microsoft YaHei" svg:font-family="'Microsoft YaHei'" style:font-pitch="variable"/>
    <style:font-face style:name="NSimSun" svg:font-family="NSimSun" style:font-family-generic="system" style:font-pitch="variable"/>
    <style:font-face style:name="NSimSun1" svg:font-family="NSimSun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Cambria" fo:font-size="11pt" style:font-size-asian="11pt" style:font-name-complex="Calibri" style:font-size-complex="11pt"/>
    </style:style>
    <style:style style:name="P2" style:family="paragraph" style:parent-style-name="Standard">
      <style:paragraph-properties fo:text-align="justify" style:justify-single-word="false"/>
      <style:text-properties style:font-name="Cambria" fo:font-size="11pt" style:font-size-asian="11pt" style:font-name-complex="Calibri" style:font-size-complex="11pt"/>
    </style:style>
    <style:style style:name="P3" style:family="paragraph" style:parent-style-name="Standard">
      <style:paragraph-properties fo:line-height="115%" fo:text-align="start" style:justify-single-word="false"/>
      <style:text-properties style:font-name="Cambria" fo:font-size="11pt" style:font-size-asian="11pt" style:font-name-complex="Calibri" style:font-size-complex="11pt"/>
    </style:style>
    <style:style style:name="P4" style:family="paragraph" style:parent-style-name="Standard">
      <style:paragraph-properties fo:text-align="center" style:justify-single-word="false"/>
      <style:text-properties style:font-name="Cambria" fo:font-size="11pt" style:font-size-asian="11pt" style:font-name-complex="Calibri" style:font-size-complex="11pt"/>
    </style:style>
    <style:style style:name="P5" style:family="paragraph" style:parent-style-name="Standard">
      <loext:graphic-properties draw:fill="none" draw:fill-color="#ffffff"/>
      <style:paragraph-properties fo:margin-left="7.601cm" fo:margin-right="0cm" fo:text-align="end" style:justify-single-word="false" fo:orphans="0" fo:widows="0" fo:text-indent="0cm" style:auto-text-indent="false" fo:background-color="transparent" style:vertical-align="auto" style:snap-to-layout-grid="false"/>
      <style:text-properties style:font-name="Cambria" fo:font-size="11pt" style:font-size-asian="11pt" style:font-size-complex="11pt"/>
    </style:style>
    <style:style style:name="P6" style:family="paragraph" style:parent-style-name="Standard">
      <style:paragraph-properties fo:line-height="115%" fo:text-align="start" style:justify-single-word="false"/>
      <style:text-properties style:font-name="Cambria" fo:font-size="11pt" style:font-size-asian="11pt" style:font-size-complex="11pt"/>
    </style:style>
    <style:style style:name="P7" style:family="paragraph" style:parent-style-name="Standard">
      <style:paragraph-properties fo:line-height="115%" fo:text-align="center" style:justify-single-word="false"/>
      <style:text-properties style:font-name="Cambria" fo:font-size="11pt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style:font-name="Cambria" fo:font-size="11pt" fo:font-weight="bold" style:font-size-asian="11pt" style:font-weight-asian="bold" style:font-name-complex="Calibri" style:font-size-complex="11pt"/>
    </style:style>
    <style:style style:name="P9" style:family="paragraph" style:parent-style-name="Standard">
      <style:paragraph-properties fo:text-align="center" style:justify-single-word="false"/>
      <style:text-properties style:font-name="Cambria" fo:font-size="11pt" fo:font-weight="bold" style:font-size-asian="11pt" style:font-weight-asian="bold" style:font-name-complex="Calibri" style:font-size-complex="11pt" style:font-weight-complex="bold"/>
    </style:style>
    <style:style style:name="P10" style:family="paragraph" style:parent-style-name="Standard">
      <style:paragraph-properties fo:line-height="115%" fo:text-align="start" style:justify-single-word="false"/>
      <style:text-properties style:font-name="Cambria" fo:font-size="11pt" fo:font-weight="bold" style:font-size-asian="11pt" style:font-weight-asian="bold" style:font-name-complex="Calibri" style:font-size-complex="11pt" style:font-weight-complex="bold"/>
    </style:style>
    <style:style style:name="P11" style:family="paragraph" style:parent-style-name="Standard">
      <style:paragraph-properties fo:text-align="end" style:justify-single-word="false" fo:orphans="0" fo:widows="0" style:vertical-align="auto" style:snap-to-layout-grid="false"/>
      <style:text-properties style:font-name="Cambria" fo:font-size="11pt" fo:language="pl" fo:country="PL" fo:font-weight="bold" style:font-name-asian="Times New Roman" style:font-size-asian="11pt" style:language-asian="pl" style:country-asian="PL" style:font-weight-asian="bold" style:font-name-complex="Times New Roman" style:font-size-complex="11pt" style:language-complex="ar" style:country-complex="SA" style:font-weight-complex="bold"/>
    </style:style>
    <style:style style:name="P12" style:family="paragraph" style:parent-style-name="Standard">
      <style:paragraph-properties fo:text-align="end" style:justify-single-word="false" fo:orphans="0" fo:widows="0" style:vertical-align="auto" style:snap-to-layout-grid="false"/>
      <style:text-properties style:font-name="Cambria" fo:font-size="11pt" fo:language="pl" fo:country="PL" fo:font-weight="bold" officeooo:rsid="00081f31" officeooo:paragraph-rsid="00081f31" style:font-name-asian="Times New Roman" style:font-size-asian="11pt" style:language-asian="pl" style:country-asian="PL" style:font-weight-asian="bold" style:font-name-complex="Times New Roman" style:font-size-complex="11pt" style:language-complex="ar" style:country-complex="SA" style:font-weight-complex="bold"/>
    </style:style>
    <style:style style:name="P13" style:family="paragraph" style:parent-style-name="Standard">
      <style:paragraph-properties fo:line-height="115%" fo:text-align="center" style:justify-single-word="false"/>
      <style:text-properties style:font-name="Cambria" fo:font-size="11pt" fo:font-style="italic" style:font-size-asian="11pt" style:font-style-asian="italic" style:font-name-complex="Calibri" style:font-size-complex="11pt" style:font-style-complex="italic"/>
    </style:style>
    <style:style style:name="T1" style:family="text">
      <style:text-properties fo:font-weight="bold" style:font-weight-asian="bold" style:font-name-complex="Calibri" style:font-weight-complex="bold"/>
    </style:style>
    <style:style style:name="T2" style:family="text">
      <style:text-properties style:font-name="Calibri" fo:font-size="12pt" style:font-size-asian="12pt" style:font-name-complex="Calibri" style:font-size-complex="12pt"/>
    </style:style>
    <style:style style:name="T3" style:family="text">
      <style:text-properties style:font-name="Calibri" fo:font-size="12pt" fo:font-weight="bold" style:font-size-asian="12pt" style:font-weight-asian="bold" style:font-name-complex="Calibri" style:font-size-complex="12pt" style:font-weight-complex="bold"/>
    </style:style>
    <style:style style:name="T4" style:family="text">
      <style:text-properties style:font-name="Calibri" fo:font-size="7pt" fo:font-style="italic" style:font-size-asian="7pt" style:font-style-asian="italic" style:font-name-complex="Calibri" style:font-size-complex="7pt" style:font-style-complex="italic"/>
    </style:style>
    <style:style style:name="T5" style:family="text">
      <style:text-properties style:font-name-complex="Calibri"/>
    </style:style>
    <style:style style:name="T6" style:family="text">
      <style:text-properties fo:font-size="12pt" style:font-size-asian="12pt" style:font-name-complex="Calibri" style:font-size-complex="12pt"/>
    </style:style>
    <style:style style:name="T7" style:family="text">
      <style:text-properties fo:font-size="12pt" fo:language="pl" fo:country="PL" fo:font-style="italic" fo:font-weight="bold" style:font-name-asian="Times New Roman" style:font-size-asian="12pt" style:language-asian="pl" style:country-asian="PL" style:font-style-asian="italic" style:font-weight-asian="bold" style:font-name-complex="Times New Roman" style:font-size-complex="12pt" style:language-complex="ar" style:country-complex="SA" style:font-style-complex="italic" style:font-weight-complex="bold"/>
    </style:style>
    <style:style style:name="T8" style:family="text">
      <style:text-properties fo:font-size="12pt" fo:language="pl" fo:country="PL" fo:font-style="italic" fo:font-weight="bold" officeooo:rsid="00081f31" style:font-name-asian="Times New Roman" style:font-size-asian="12pt" style:language-asian="pl" style:country-asian="PL" style:font-style-asian="italic" style:font-weight-asian="bold" style:font-name-complex="Times New Roman" style:font-size-complex="12pt" style:language-complex="ar" style:country-complex="SA" style:font-style-complex="italic" style:font-weight-complex="bold"/>
    </style:style>
    <style:style style:name="T9" style:family="text">
      <style:text-properties fo:font-size="12pt" fo:font-weight="bold" style:font-size-asian="12pt" style:font-weight-asian="bold" style:font-name-complex="Calibri" style:font-size-complex="12pt" style:font-weight-complex="bold"/>
    </style:style>
    <style:style style:name="T10" style:family="text">
      <style:text-properties fo:language="pl" fo:country="PL" fo:font-style="italic" fo:font-weight="bold" style:font-name-asian="Times New Roman" style:language-asian="pl" style:country-asian="PL" style:font-style-asian="italic" style:font-weight-asian="bold" style:font-name-complex="Times New Roman" style:language-complex="ar" style:country-complex="SA" style:font-style-complex="italic" style:font-weight-complex="bold"/>
    </style:style>
    <style:style style:name="T11" style:family="text">
      <style:text-properties fo:language="pl" fo:country="PL" fo:font-style="italic" fo:font-weight="bold" officeooo:rsid="00081f31" style:font-name-asian="Times New Roman" style:language-asian="pl" style:country-asian="PL" style:font-style-asian="italic" style:font-weight-asian="bold" style:font-name-complex="Times New Roman" style:language-complex="ar" style:country-complex="SA" style:font-style-complex="italic" style:font-weight-complex="bold"/>
    </style:style>
    <style:style style:name="T12" style:family="text">
      <style:text-properties fo:font-style="italic" style:font-style-asian="italic" style:font-name-complex="Calibri" style:font-style-complex="italic"/>
    </style:style>
    <style:style style:name="T13" style:family="text">
      <style:text-properties style:font-name="Times New Roman" fo:font-size="12pt" fo:language="pl" fo:country="PL" fo:font-style="italic" fo:font-weight="bold" style:font-name-asian="Times New Roman" style:font-size-asian="12pt" style:language-asian="pl" style:country-asian="PL" style:font-style-asian="italic" style:font-weight-asian="bold" style:font-name-complex="Times New Roman" style:font-size-complex="12pt" style:language-complex="ar" style:country-complex="SA" style:font-style-complex="italic" style:font-weight-complex="bold"/>
    </style:style>
    <style:style style:name="T14" style:family="text">
      <style:text-properties style:font-name="Times New Roman" fo:font-size="12pt" fo:language="pl" fo:country="PL" fo:font-style="italic" fo:font-weight="bold" officeooo:rsid="00081f31" style:font-name-asian="Times New Roman" style:font-size-asian="12pt" style:language-asian="pl" style:country-asian="PL" style:font-style-asian="italic" style:font-weight-asian="bold" style:font-name-complex="Times New Roman" style:font-size-complex="12pt" style:language-complex="ar" style:country-complex="SA" style:font-style-complex="italic" style:font-weight-complex="bold"/>
    </style:style>
    <style:style style:name="T15" style:family="text">
      <style:text-properties fo:font-size="7pt" fo:font-style="italic" style:font-size-asian="7pt" style:font-style-asian="italic" style:font-name-complex="Calibri" style:font-size-complex="7pt" style:font-style-complex="italic"/>
    </style:style>
    <style:style style:name="T16" style:family="text">
      <style:text-properties officeooo:rsid="00081f3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___________________ , dnia _____________</text:p>
      <text:p text:style-name="P8"/>
      <text:p text:style-name="P11">Komornik Sądowy przy Sądzie Rejonowym w <text:span text:style-name="T16">Dębicy</text:span></text:p>
      <text:p text:style-name="P12">Grażyna Krok-Mondrzejewska</text:p>
      <text:p text:style-name="P11">Kancelaria Komornicza nr <text:span text:style-name="T16">VI w <text:s/>Dębicy</text:span></text:p>
      <text:p text:style-name="P5"><text:span text:style-name="T10"><text:s/>39-</text:span><text:span text:style-name="T11">200 Dębica, ul. Konarskiego 32 b</text:span></text:p>
      <text:p text:style-name="P5"><text:span text:style-name="T11"/></text:p>
      <text:p text:style-name="P9">WNIOSEK O DOKONANIE DORĘCZENIA</text:p>
      <text:p text:style-name="P2"/>
      <text:p text:style-name="P6"><text:span text:style-name="T1">Wnioskodawca</text:span><text:span text:style-name="T5">___________________________________________________________________</text:span></text:p>
      <text:p text:style-name="P7"><text:span text:style-name="T12">(imię i nazwisko, nazwa podmiotu)</text:span></text:p>
      <text:p text:style-name="P3">zamieszkały(a) ___________________________________________________________________</text:p>
      <text:p text:style-name="P13">(adres: kod pocztowy, miejscowość, ulica, numer domu)</text:p>
      <text:p text:style-name="P3">tel: ________________________e-mail: _______________________________________________</text:p>
      <text:p text:style-name="P3">Nr PESEL: ____________________________,</text:p>
      <text:p text:style-name="P3">Nr NIP: _______________________________,</text:p>
      <text:p text:style-name="P3">Nr Dow.Osob./KRS:______________________,</text:p>
      <text:p text:style-name="P3">Regon: _________________________________.</text:p>
      <text:p text:style-name="P10">numer rachunku bankowego:</text:p>
      <text:p text:style-name="P3">________________________________________________________________________________</text:p>
      <text:p text:style-name="P3">reprezentowany przez pełnomocnika: _________________________________________________</text:p>
      <text:p text:style-name="P3">adres: __________________________________________________________________________</text:p>
      <text:p text:style-name="P3">tel: ________________________e-mail: _______________________________________________</text:p>
      <text:p text:style-name="P3"/>
      <text:p text:style-name="P10">Niniejszym wnoszę o dokonanie doręczenia wskazanemu poniżej podmiotowi:</text:p>
      <text:p text:style-name="P3">________________________________________________________________________________</text:p>
      <text:p text:style-name="P7"><text:span text:style-name="T12">(imię i nazwisko, nazwa podmiotu)</text:span></text:p>
      <text:p text:style-name="P3">imiona rodziców: _________________________________________________________________</text:p>
      <text:p text:style-name="P3">zamieszkały(a): ___________________________________________________________________</text:p>
      <text:p text:style-name="P13">(adres: kod pocztowy, miejscowość, ulica, numer domu)</text:p>
      <text:p text:style-name="P3">adres prowadzenia działalności:______________________________________________________</text:p>
      <text:p text:style-name="P13">(adres: kod pocztowy, miejscowość, ulica, numer domu)</text:p>
      <text:p text:style-name="P3">Nr PESEL: ____________________________,</text:p>
      <text:p text:style-name="P3">Nr NIP: _______________________________,</text:p>
      <text:p text:style-name="P3">Nr Dow.Osob./KRS:______________________,</text:p>
      <text:p text:style-name="P3">Regon: _________________________________.</text:p>
      <text:p text:style-name="P2"/>
      <text:p text:style-name="P2">Jednocześnie oświadczam, że dokonuję wyboru Komornika na podstawie przepisu art. 10 ust. 3ustawy z dnia 22.03.2018r. o komornikach sądowych (tj. Dz.U. 2018 poz. 771).</text:p>
      <text:p text:style-name="P2"/>
      <text:p text:style-name="P2"/>
      <text:p text:style-name="P4">___________________________</text:p>
      <text:p text:style-name="P4">(podpis wnioskodawcy)</text:p>
      <text:p text:style-name="P2"/>
      <text:p text:style-name="P2">Załączniki:</text:p>
      <text:p text:style-name="P2">1.____________________________________</text:p>
      <text:p text:style-name="P2">2.____________________________________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/>
    <style:font-face style:name="Mangal1" svg:font-family="Mangal" style:font-pitch="variable"/>
    <style:font-face style:name="Microsoft YaHei" svg:font-family="'Microsoft YaHei'" style:font-pitch="variable"/>
    <style:font-face style:name="NSimSun" svg:font-family="NSimSun" style:font-family-generic="system" style:font-pitch="variable"/>
    <style:font-face style:name="NSimSun1" svg:font-family="NSimSu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pl" fo:country="PL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pl" fo:country="PL" style:letter-kerning="true" style:font-name-asian="NSimSun1" style:font-family-asian="NSimSun" style:font-pitch-asian="variable" style:font-size-asian="12pt" style:language-asian="zh" style:country-asian="CN" style:font-name-complex="Mangal1" style:font-family-complex="Mangal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6" style:layout-grid-base-height="0.55cm" style:layout-grid-ruby-height="0cm" style:layout-grid-mode="none" style:layout-grid-ruby-below="false" style:layout-grid-print="false" style:layout-grid-display="false" style:layout-grid-base-width="0.369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12-12T07:49:53.971000000</meta:creation-date>
    <dc:date>2022-01-27T10:59:19.654000000</dc:date>
    <meta:editing-cycles>7</meta:editing-cycles>
    <meta:editing-duration>PT22M58S</meta:editing-duration>
    <meta:document-statistic meta:table-count="0" meta:image-count="0" meta:object-count="0" meta:page-count="1" meta:paragraph-count="38" meta:word-count="146" meta:character-count="2061" meta:non-whitespace-character-count="1951"/>
    <meta:generator>LibreOffice/7.2.3.2$Windows_X86_64 LibreOffice_project/d166454616c1632304285822f9c83ce2e660fd92</meta:generator>
  </office:meta>
</office:document-meta>
</file>